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binka gimnastyczna w przestrzeni domowej - czyli jak stworzyć unikalne wnętrze i trenować w domu"</text:p>
      <text:p text:style-name="Standard"/>
      <text:p text:style-name="Text_20_body">Jeżeli szukasz uniwersalnego i wygodnego przyrządu do ćwiczeń, drabinka gimnastyczna jest, czego potrzebujesz. Drabinka gimnastyczna przede wszystkim pozwala na wykonywanie wielu różnych ćwiczeń. Dzięki kupieniu drabinki gimnastycznej z drążkiem będziesz miał możliwość pracy z własnym ciałem.</text:p>
      <text:p text:style-name="Text_20_body"/>
      <text:p text:style-name="Text_20_body">Korzyści</text:p>
      <text:p text:style-name="Text_20_body"/>
      <text:p text:style-name="Text_20_body">Drabinka gimnastyczna może być zamontowana w każdym miejscu Twojego domu. Nie potrzebujesz specjalnego pokoju, w którym by się znajdowała drabinka gimnastyczna do pokoju. Może być ustawiona w dowolnym miejscu Twojego mieszkania. Jeżeli masz odrobinę więcej miejsca to drabinka gimnastyczna z ławeczką, może być najodpowiedniejsza dla Ciebie. </text:p>
      <text:p text:style-name="Text_20_body"/>
      <text:p text:style-name="Text_20_body">W ostatnim czasie pandemia koronawirusa zmusiła wiele osób do przejścia na pracę zdalną. W związku z tym nie mamy tyle okazji do ruchu ani ćwiczeń. Drabinka gimnastyczna daje możliwość wykonywania codziennych ćwiczeń bez wychodzenia z domu. Można na niej ćwiczyć w czasie lockdownu, w przeciwieństwie do wizyt na siłowni. </text:p>
      <text:p text:style-name="Text_20_body">Jest w porównaniu z wieloma sportami dużo bardziej ekonomiczna. Kupowanie regularnego karnetu na siłownie albo basen potrafi pochłaniać duże ilości gotówki. Drabinka gimnastyczna to inwestycja na lata. Jej koszt to mniej niż roczny koszt zakupu karnetu na siłownie. Drabinka gimnastyczna to zakup na lata i może z niego korzystać cała rodzina.</text:p>
      <text:p text:style-name="Text_20_body"/>
      <text:p text:style-name="Text_20_body">Codzienne treningi</text:p>
      <text:p text:style-name="Text_20_body"/>
      <text:p text:style-name="Text_20_body">Dzięki drabince gimnastycznej będziesz mógł wykonywać ćwiczenia niezależnie od pory roku albo pogody. Bez wychodzenia z domu będziesz miał możliwość codziennie wykonania ćwiczeń. </text:p>
      <text:p text:style-name="Text_20_body">Podczas treningów bardzo ważna jest regularność ćwiczeń. Drabinka gimnastyczna do pokoju będzie bardzo przydatnym elementem wystroju mieszkania. Jednocześnie jej użyteczność i wszechstronność ćwiczeń, na które pozwala, czynią ją doskonałym zakupem.</text:p>
      <text:p text:style-name="Text_20_body">Jest to doskonałe narzędzie dla kto dba o swoje zdrowie i kondycję fizyczną. Dzięki pracy z własnym ciężarem trudniej będzie nabawić się kontuzji. Jednocześnie umożliwia, wykonywanie bardzo dużej liczby ćwiczeń. Drabinka gimnastyczna pozwala zrobić dokładną rozgrzewkę i rozciąganie mięśni.</text:p>
      <text:p text:style-name="Text_20_body"/>
      <text:p text:style-name="Text_20_body"/>
      <text:p text:style-name="Text_20_body">Wygoda</text:p>
      <text:p text:style-name="Text_20_body"/>
      <text:p text:style-name="Text_20_body">Drabinka gimnastyczna dla dzieci jest bardzo odpowiednim przedmiotem dla osób dbających o zdrowie swoich pociech. Już od młodego wieku można przyzwyczajać dzieci do regularnych ćwiczeń. Drabinka gimnastyczna dla dzieci pozwoli rodzicom, zajmować się dziećmi podczas ich ćwiczeń. Jest też doskonałą zabawką.</text:p>
      <text:p text:style-name="Text_20_body">Drabinka gimnastyczna jest bardzo wygodna. Dzięki swojej konstrukcji zajmuje niewiele miejsca w <text:soft-page-break/>mieszkaniu, można ją postawić w większości miejsc z powodzeniem. Drabinka gimnastyczna jest montowana rozporowo, ułatwia to jej demontaż i przeniesienie w inne miejsce. </text:p>
      <text:p text:style-name="Text_20_body"/>
      <text:p text:style-name="Text_20_body">Drabinka gimnastyczna jest doskonałym przyrządem do ćwiczeń. Można ją zamontować w każdym miejscu w domu. Na pewno dostarczy wielu wspaniałych chwil dla całej rodziny. Nie wahaj się i kup drabinkę gimnastyczną dla siebie i całej rodzin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ek Kawalec</meta:initial-creator>
    <meta:creation-date>2022-02-01T14:38:57.85</meta:creation-date>
    <dc:date>2022-02-02T08:26:30.09</dc:date>
    <dc:creator>Jacek Kawalec</dc:creator>
    <meta:editing-duration>PT59M40S</meta:editing-duration>
    <meta:editing-cycles>5</meta:editing-cycles>
    <meta:generator>OpenOffice/4.1.11$Win32 OpenOffice.org_project/4111m1$Build-9808</meta:generator>
    <meta:document-statistic meta:table-count="0" meta:image-count="0" meta:object-count="0" meta:page-count="2" meta:paragraph-count="14" meta:word-count="405" meta:character-count="2958"/>
  </office:meta>
</office:document-meta>
</file>